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1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5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3:01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Teilweise falsche 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224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29 Kommentare 501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250</text:p>
          </table:table-cell>
          <table:table-cell table:number-columns-repeated="6"/>
        </table:table-row>
        <table:table-row table:style-name="ro1">
          <table:table-cell table:formula="of:=SUM([.A50:.A100000])"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 Braun - Sehr schlampige Propaganda: Wasser predigen und Wein... | Faceb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 Bra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. November 2020 um 19:55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hr schlampige Propaganda: Wasser predigen und Wein trinken - der Kanzler schon zum wiederholten Mal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 sehen Sebastian Kurz bei Ö3 am 17.11. 2020 in der Sendung "Ö3-Wecker mit Bundeskanzler Kurz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ährend einer Musikpause. Der Song im Hintergrund ist "Shut up + Dance" von "Walk The Moon" und der li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n 8:45 bis 8:47 - kann man hier nachhören: https://oe3.orf.at/player/20201117/3WEKa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Der Sender verbreitet in der Bevölkerung Panik und fordert im Stundentakt die Menschen auf, daheim zu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bleiben, von daheim zu arbeiten, wie es auch hunderttausende Schüler tun, und Maske zu tragen, wenn nicht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anders möglich .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Die ORF-Mitarbeiter sehen keine Gefahr und tragen die Maske nicht - bis auf ein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Sebastian Kurz, der täglich die Gefahr von Corona propagiert, zeigt seine Souveränität und sieht s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der gezwungen, von seinem Office aus die Fragen der Hörer zu beantworten (was technisch leicht mög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äre und viele andere externe Mitwirkende auch machen, PR-mäßig aber bei weitem nicht so gut zu verwe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äre) noch eine Maske zu tra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äre das Virus wirklich so gefährlich, dann würde der Studiumsabbrecher anders agie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schon sein Ausflug nach Kleinwalsertal hat gezeigt, wie der Kanzler zu seinen so entscheiden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ßnahmen ste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unsere Kinder sollen ab 7.12. in der Schule durchgängig Maske trag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 Dikrepanz zwischen Panikmache und Ignoranz fördert jedenfalls das so nötige Vertrauensverhältn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wischen uns und der Regierung n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"Faktencheck" macht es noch schlimmer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oman.braun/posts/1015972022208335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3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 Braun - Sehr schlampige Propaganda: Wasser predigen und Wein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weise falsche Informationen. Von unabhängigen Faktenprüfern überprü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01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rico Mand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u gei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Zelink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haben sich sicher vorher geteste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Klaus Eberhar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Shorty ...wie Tefl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oman.braun/posts/1015972022208335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3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 Braun - Sehr schlampige Propaganda: Wasser predigen und Wein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hard Rau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Wegscheider hat es heute sehr gut auf den Punkt gebra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V713GT6sc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usTV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fb.watch/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1. November 2020 um 19:30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n aktuellen Wochenkommentar #DerWegscheider verpass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zu Grundrecht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 Folgen: https://www.servustv.com/videos/aa-1q66uk71n1w11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o L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ja, dann kommt zu Basti das Christkind heuer eben ni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Hai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o L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ist leichter eine Geschichte zu erzählen als sie zu leb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eline Isolde Ring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Impesheni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oman.braun/posts/1015972022208335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3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 Braun - Sehr schlampige Propaganda: Wasser predigen und Wein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im Alilosk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tippe darauf, dass es sich wieder einmal nur um ein Missverständnis handelt und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antwortung nicht beim Kanzler lieg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git Knap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mmer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afft ihn endlich ab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imilian Gans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sti ist schon helig gesprochen worden von einer bizarren christlichen Sekte und wird dah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chon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abela Marc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tzt muss ich etwas erzählen: David positiv, Noemi und ich negativ ( in der erste Phase). Ei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oche später- ich positiv, Noemi wieder negativ. Ich hatte keine Symptome obwohl zu die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t immer wieder ein bisschen verkühlt bin. Mit Korona bin ich gesunder als sonst. So k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ünsche ich mir immer zu sein!!! Und alle andere Bekannten und Freunde haben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limmer als eine leichte Virose gespü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das ganze mit diesem Zirkus ist, habe leider noch nicht verstan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 das Massenmanipulation ist, ist mir auch nicht klar. Ich kann nur hoffen dass alles wie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t wir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etta Saul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fassbar!!!!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Pel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raussen vor der Tür war ein Türsteher der zum Virus l: „ Du kummst da net rein“ gesagt ha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halb war das Ö3 Studio von Corona geschütz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lf Alexander Schalkh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ratky hat’s auch nicht notwendi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oman.braun/posts/1015972022208335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3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 Braun - Sehr schlampige Propaganda: Wasser predigen und Wein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na Wink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kein Datum zu sehen SCHADE.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 Brau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na Winkler Der Song im Hintergrund ist "Shut up + Dance" von "Walk The Moon" und d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ief am 17.11. "Ö3-Wecker mit Bundeskanzler Kurz" von 8:45 bis 8:47. Kann man h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hhören: https://oe3.orf.at/player/20201117/3WEK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gelina Wink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 Bra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hhhh danke alles kla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n Kohl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ohne wor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hne mas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..wieso darf der jetzt überhaupt rein? in dieser sooo gefährlichen zei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Berthol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Bertho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s: für gute Führungskräftetrainings hatte er wohl noch keine Muße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ale Obern Dorf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 fä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oman.braun/posts/1015972022208335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3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 Braun - Sehr schlampige Propaganda: Wasser predigen und Wein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Beier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as ist daran falsch? Gar nix, er hält Abstand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 Brau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Beierl https://www.sozialministerium.at/Informationen-zum-Coronavirus/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ronavirus---Aktuelle-Maßnahmen.html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dith Rau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Beierl Es ist eine Verhöhnung der Allgemeinheit- der Leute die alleine in eine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ugabteil sitzen und eine Maske tragen sollen, der Kinder, die ab 7.12 während d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amten Unterrichts durch eine Maske atmen sollen (wo eh schon jede*r auf einem eige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sch sitzt)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not Asa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ist zu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Fuhr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iiii laut „Faktencheck“ hält der Basti immer 2 Meter Abstand..... also jetzt macht es wieder Sinn,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enn Frauen unbedingt 20cm woll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dith Rau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eber Roman Braun! Ich habe dieses Video auf meiner privaten und in der Gruppe @Aktio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inderrechte während Corona geteilt. Weil ich es für ungeheuerlich halte, dass der BK bei Ö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hne MNS herumstolziert während für Kinder eine ganztägige MNS Pflicht angekündigt wird. N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ieht FB den Post mt einem Warnhinweis: Er verbreite falsche Informationen. Ich frage mich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in sieht FB die falsche Information? FB erklärt, bei Ö3 bestünde keine MNS Pflicht wenn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destabstand eingehalten würde. Ja, das weiß ich- in großen Unternehmen, wo z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arbeiter*innen tagtäglich zusammen kommen und Zeit in Großraumbüros (ja, auch jet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ährend des Lockdowns!) verbringen, auch nicht. Das ist ja das UNGEHEUERLICHE! Dass h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 zweierlei Maß gemessen wird. Dass Kindern und Jugendlichen- die NACHWEISLICH selte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ank sind und das Virus seltener weiter geben, zu etwas gezwungen werden, was 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wachsene nicht gilt. Auf so eine Scheinheiligkeit kann ich echt verzich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 Brau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dith Raunig Sehe ich genauso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roman.braun/posts/1015972022208335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11" calcext:value-type="float">
            <text:p>11</text:p>
          </table:table-cell>
          <table:table-cell table:style-name="ce7" table:formula="of:=COUNTIF([.D$1:.D$1048576];&quot;X&quot;)" office:value-type="float" office:value="2" calcext:value-type="float">
            <text:p>2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16" calcext:value-type="float">
            <text:p>16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459];[.D459];[.F459])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811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3:10:59.672873805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3:25:13.181567426</dc:date>
    <meta:editing-duration>PT5M39S</meta:editing-duration>
    <meta:editing-cycles>6</meta:editing-cycles>
    <meta:document-statistic meta:table-count="1" meta:cell-count="321" meta:object-count="0"/>
  </office:meta>
</office:document-meta>
</file>